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fo:font-size="16pt" officeooo:rsid="001b8b81" officeooo:paragraph-rsid="001b8b81" style:font-size-asian="16pt" style:font-size-complex="16pt"/>
    </style:style>
    <style:style style:name="P2" style:family="paragraph" style:parent-style-name="Text_20_body">
      <style:text-properties officeooo:rsid="001d227a" officeooo:paragraph-rsid="001d227a"/>
    </style:style>
    <style:style style:name="P3" style:family="paragraph" style:parent-style-name="Text_20_body">
      <style:text-properties officeooo:rsid="001f14b4" officeooo:paragraph-rsid="001f14b4"/>
    </style:style>
    <style:style style:name="P4" style:family="paragraph" style:parent-style-name="Text_20_body">
      <style:text-properties officeooo:paragraph-rsid="001f14b4"/>
    </style:style>
    <style:style style:name="P5" style:family="paragraph" style:parent-style-name="Text_20_body">
      <style:text-properties officeooo:rsid="00208d51" officeooo:paragraph-rsid="00208d51"/>
    </style:style>
    <style:style style:name="P6" style:family="paragraph" style:parent-style-name="Text_20_body">
      <style:text-properties officeooo:rsid="002199e1" officeooo:paragraph-rsid="002199e1"/>
    </style:style>
    <style:style style:name="P7" style:family="paragraph" style:parent-style-name="Title">
      <style:paragraph-properties fo:text-align="start" style:justify-single-word="false"/>
      <style:text-properties fo:font-size="24pt" officeooo:rsid="00245c23" officeooo:paragraph-rsid="00245c23" style:font-size-asian="24pt" style:font-size-complex="24pt"/>
    </style:style>
    <style:style style:name="P8" style:family="paragraph" style:parent-style-name="Text_20_body">
      <style:text-properties officeooo:rsid="001f14b4" officeooo:paragraph-rsid="001f14b4"/>
    </style:style>
    <style:style style:name="P9" style:family="paragraph" style:parent-style-name="Text_20_body">
      <style:text-properties officeooo:rsid="001f14b4" officeooo:paragraph-rsid="00276409"/>
    </style:style>
    <style:style style:name="P10" style:family="paragraph" style:parent-style-name="Text_20_body">
      <style:text-properties officeooo:paragraph-rsid="0027bfe5"/>
    </style:style>
    <style:style style:name="P11" style:family="paragraph" style:parent-style-name="Text_20_body">
      <style:text-properties officeooo:rsid="002199e1" officeooo:paragraph-rsid="002b70db"/>
    </style:style>
    <style:style style:name="P12" style:family="paragraph" style:parent-style-name="Text_20_body">
      <style:text-properties officeooo:rsid="002b70db" officeooo:paragraph-rsid="002b70db"/>
    </style:style>
    <style:style style:name="P13" style:family="paragraph" style:parent-style-name="Heading_20_1">
      <style:text-properties officeooo:rsid="001b8b81" officeooo:paragraph-rsid="001b8b81"/>
    </style:style>
    <style:style style:name="P14" style:family="paragraph" style:parent-style-name="Heading_20_1">
      <style:text-properties officeooo:rsid="00261347" officeooo:paragraph-rsid="00261347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d227a"/>
    </style:style>
    <style:style style:name="T2" style:family="text">
      <style:text-properties officeooo:rsid="00217d82"/>
    </style:style>
    <style:style style:name="T3" style:family="text">
      <style:text-properties officeooo:rsid="0022ad07"/>
    </style:style>
    <style:style style:name="T4" style:family="text">
      <style:text-properties officeooo:rsid="00245c23"/>
    </style:style>
    <style:style style:name="T5" style:family="text">
      <style:text-properties officeooo:rsid="00276409"/>
    </style:style>
    <style:style style:name="T6" style:family="text">
      <style:text-properties officeooo:rsid="0027bfe5"/>
    </style:style>
    <style:style style:name="T7" style:family="text">
      <style:text-properties officeooo:rsid="002899fa"/>
    </style:style>
    <style:style style:name="T8" style:family="text">
      <style:text-properties officeooo:rsid="002b70db"/>
    </style:style>
    <style:style style:name="T9" style:family="text">
      <style:text-properties officeooo:rsid="002ccba6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ng Unlimited a “Pong” game</text:p>
      <text:p text:style-name="P1">By Jack Webb (990729-0499) and Amir <text:span text:style-name="T9">Ali </text:span>Safizadeh (<text:span text:style-name="T1">19950506</text:span>-<text:span text:style-name="T1">3819</text:span>)</text:p>
      <text:h text:style-name="P13" text:outline-level="1">Objective and requirements. <text:s/></text:h>
      <text:p text:style-name="P2">The purpose of this project <text:span text:style-name="T4">was</text:span> to develop an <text:span text:style-name="T3">advanced</text:span> version of the classic game of pong on an embedded platform. In this game, two opponents control a <text:span text:style-name="T4">paddle</text:span> that bounces a cube that goes back and fourth between the two and if you don’t manage to bounce it back <text:span text:style-name="T4">with your paddle</text:span> to your opponent they score a point. <text:span text:style-name="T3">The twist is that each player have a power-up that can be used once per game and higher difficulties add obsticles to the playing field and increased speeds.</text:span></text:p>
      <text:p text:style-name="P3"><office:annotation office:name="__Annotation__58_631352537"><dc:creator>Unknown Author</dc:creator><dc:date>2020-03-01T22:54:40.191901880</dc:date><text:p text:style-name="P15"><text:span text:style-name="T10">Needs to be changed</text:span></text:p><text:p text:style-name="P15"><text:span text:style-name="T10">­­</text:span></text:p></office:annotation>The main must requirements for the game are as follows:</text:p>
      <text:p text:style-name="P3">* <text:span text:style-name="T5">The game must have a starting screen and a main menu.</text:span></text:p>
      <text:p text:style-name="P3">* <text:span text:style-name="T5">The scores of the players must be shown using the led-lights.</text:span></text:p>
      <text:p text:style-name="P3">* The game must support multiplayer/<text:span text:style-name="T6">singleplayer</text:span> mode and a win screen showing which player won the game.</text:p>
      <text:p text:style-name="P3">* <text:span text:style-name="T5">It must have different difficulties, hard, medium and easy.</text:span></text:p>
      <text:p text:style-name="P3">* <text:span text:style-name="T5">The difficulties must be determined by changing the speed of the ball and using obstacle.</text:span></text:p>
      <text:p text:style-name="P3">Optional features may be included, if time allows:</text:p>
      <text:p text:style-name="P3">* <text:span text:style-name="T6">A scoreboard must be shown in the end of the every game, in which player can write their name and compare their score to others.</text:span></text:p>
      <text:p text:style-name="P9">* It must support at least one usable power-up for each player once per game.</text:p>
      <text:p text:style-name="P9">* It must have different length matches I.e best of 1, 3, or 5.</text:p>
      <text:p text:style-name="P3">* Everytime a player scores, it displays a picture and resets the position of every pixel.</text:p>
      <text:p text:style-name="P4">* The player controlled bars could be shaped as swords.</text:p>
      <text:p text:style-name="P10">* Use the A/D converter together with an external speaker to generate sounds for the game.<office:annotation-end office:name="__Annotation__58_631352537"/></text:p>
      <text:h text:style-name="P13" text:outline-level="1">Solution.</text:h>
      <text:p text:style-name="P5">We develop our project on the ChipKIT Uno32 board together with the basic I/O shield. <text:span text:style-name="T2">The game is displayed on the I/O shield display.</text:span> We <text:span text:style-name="T4">used structures in C to be able to manipulate the paddles and ball however we chose</text:span>. <text:span text:style-name="T2">The paddles are controlled by the buttons on the I/O shield. All the development is done using the C and Assembly language and the MCB32tool chain.</text:span></text:p>
      <text:h text:style-name="P13" text:outline-level="1"><text:soft-page-break/>Verification.</text:h>
      <text:p text:style-name="P6">We play-test<text:span text:style-name="T4">ed</text:span> the program <text:span text:style-name="T4">countless</text:span> times to make sure that our <text:span text:style-name="T4">code</text:span> behaves as intended, that it keeps track of which player scores and when, to make sure the cube and <text:span text:style-name="T4">paddle</text:span> move smoothly <text:span text:style-name="T4">and the collision of the ball and every surface got detected correctly. It was important to make sure that a goal was never registered if the paddle blocked the ball from touching the wall or that a goal was always registered if the ball touched the wall before the paddle.</text:span></text:p>
      <text:h text:style-name="P13" text:outline-level="1"><text:bookmark-start text:name="__DdeLink__62_631352537"/>Contributions.<text:bookmark-end text:name="__DdeLink__62_631352537"/></text:h>
      <text:p text:style-name="P11">Jack will <text:span text:style-name="T8">focus</text:span> on the <text:span text:style-name="T7">logic</text:span> aspect of the game <text:span text:style-name="T8">I.e the functionality of the game</text:span>, <text:span text:style-name="T7">end screen and main menu</text:span>. Amir will <text:span text:style-name="T8">focus</text:span> <text:span text:style-name="T7">on different difficulties and the start screen and main menu. </text:span><office:annotation office:name="__Annotation__64_631352537"><dc:creator>Unknown Author</dc:creator><dc:date>2020-03-01T23:03:05.839240823</dc:date><text:p text:style-name="P15"><text:span text:style-name="T10">I think we can also add, the work is divided but we will do the most of the project together or smth like that</text:span></text:p><text:p text:style-name="P15"><text:span text:style-name="T10"/></text:p></office:annotation><office:annotation-end office:name="__Annotation__64_631352537"/></text:p>
      <text:h text:style-name="P14" text:outline-level="1">Reflections.</text:h>
      <text:p text:style-name="P12">Dont really know what to write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2:50:52.078042661</meta:creation-date>
    <dc:date>2020-03-02T00:03:10.329705666</dc:date>
    <meta:editing-duration>PT19M4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483" meta:character-count="2688" meta:non-whitespace-character-count="2227"/>
  </office:meta>
</office:document-meta>
</file>